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Mangal1" svg:font-family="Mangal"/>
    <style:font-face style:name="OpenSymbol" svg:font-family="OpenSymbo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ru" fo:country="RU" fo:font-weight="normal" style:font-weight-asian="normal" style:font-weight-complex="normal"/>
    </style:style>
    <style:style style:name="P5" style:family="paragraph" style:parent-style-name="Standard" style:list-style-name="L1">
      <style:text-properties fo:language="ru" fo:country="RU"/>
    </style:style>
    <style:style style:name="P6" style:family="paragraph" style:parent-style-name="Standard" style:list-style-name="L2">
      <style:text-properties fo:language="ru" fo:country="RU"/>
    </style:style>
    <style:style style:name="P7" style:family="paragraph" style:parent-style-name="Standard" style:list-style-name="L3">
      <style:text-properties fo:language="ru" fo:country="RU"/>
    </style:style>
    <style:style style:name="P8" style:family="paragraph" style:parent-style-name="Standard" style:list-style-name="L4">
      <style:text-properties fo:language="ru" fo:country="RU"/>
    </style:style>
    <style:style style:name="P9" style:family="paragraph" style:parent-style-name="Standard" style:list-style-name="L4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Полное название приложения</text:span>: Конфигуратор справочников Информационного портала ревизионно-юридического блока АО Тандер.</text:p>
      <text:p text:style-name="Standard"/>
      <text:p text:style-name="Standard"><text:span text:style-name="T4">Краткое название</text:span>: Конфигуратор справочников портала.</text:p>
      <text:p text:style-name="Standard"/>
      <text:p text:style-name="Standard"><text:span text:style-name="T4">Назначение</text:span>: создание и обслуживание справочников, папок, форм и сценариев портала.</text:p>
      <text:p text:style-name="Standard"/>
      <text:p text:style-name="Standard"><text:span text:style-name="T4">Имя исполнимого файла</text:span>: <text:span text:style-name="T1">dcfg.exe</text:span></text:p>
      <text:p text:style-name="P3"/>
      <text:p text:style-name="P2">Размер исполнимого файла<text:span text:style-name="T5">: 5,</text:span><text:span text:style-name="T2">7</text:span><text:span text:style-name="T5"> Мб</text:span></text:p>
      <text:p text:style-name="P4"/>
      <text:p text:style-name="P1"><text:span text:style-name="T4">Текущая версия программы</text:span>: <text:span text:style-name="T1">1.3.5.1</text:span></text:p>
      <text:p text:style-name="P1"/>
      <text:p text:style-name="P1"><text:span text:style-name="T4">Платформа</text:span>: <text:span text:style-name="T1">Windows XP </text:span>и выше</text:p>
      <text:p text:style-name="P1"/>
      <text:p text:style-name="P1"><text:span text:style-name="T4">Требующиеся дополнительные библиотеки</text:span>:</text:p>
      <text:list xml:id="list613555185216030267" text:style-name="L1">
        <text:list-item>
          <text:p text:style-name="P5">клиент <text:span text:style-name="T1">Firebird </text:span>версии не ниже 2.1 (в минимальном варианте наличие библиотеки <text:span text:style-name="T1">gds32.dll</text:span>) — обязательно</text:p>
        </text:list-item>
      </text:list>
      <text:list xml:id="list5626334975047310951" text:style-name="L2">
        <text:list-item>
          <text:p text:style-name="P6">клиент <text:span text:style-name="T1">Oracle 1</text:span>0 или 11 версии — не обязательно</text:p>
        </text:list-item>
      </text:list>
      <text:list xml:id="list4297069652453753882" text:style-name="L3">
        <text:list-item>
          <text:p text:style-name="P7">клиент <text:span text:style-name="T1">PostgreSQL н</text:span>е ниже 8 версии — не обязательно</text:p>
        </text:list-item>
      </text:list>
      <text:p text:style-name="P1"/>
      <text:p text:style-name="P1"><text:span text:style-name="T4">Среда разработки</text:span><text:span text:style-name="T1">: Delphi 2007</text:span></text:p>
      <text:p text:style-name="P1"/>
      <text:p text:style-name="P1"><text:span text:style-name="T4">Сторонние компоненты</text:span>: <text:span text:style-name="T1">FIBPlus, EhLIB, UniDAC, JVCL.</text:span></text:p>
      <text:p text:style-name="P1"/>
      <text:p text:style-name="P1"><text:span text:style-name="T4">Базы данных</text:span>: </text:p>
      <text:list xml:id="list4997520382839147530" text:style-name="L4">
        <text:list-item>
          <text:p text:style-name="P8">БД портала РЮБ на <text:span text:style-name="T1">Firebird – </text:span>основная, откуда выполняется чтение конфигурации справочников.</text:p>
        </text:list-item>
        <text:list-item>
          <text:p text:style-name="P9"><text:span text:style-name="T3">БД Сети ММ (</text:span>Oracle<text:span text:style-name="T3">), при наличии справочников под нее.</text:span></text:p>
        </text:list-item>
        <text:list-item>
          <text:p text:style-name="P9"><text:span text:style-name="T3">БД сервера </text:span>ENS <text:span text:style-name="T3">на </text:span>Firebird.</text:p>
        </text:list-item>
        <text:list-item>
          <text:p text:style-name="P8">возможность подключения других БД, из тех, что используются на портале для работы со справочниками</text:p>
        </text:list-item>
      </text:list>
      <text:p text:style-name="P1"/>
      <text:p text:style-name="P1"><text:span text:style-name="T4">Правообладатель</text:span>: АО Тандер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Mangal1" svg:font-family="Mangal"/>
    <style:font-face style:name="OpenSymbol" svg:font-family="OpenSymbo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15T08:37:23.48</meta:creation-date>
    <meta:generator>OpenOffice/4.1.1$Win32 OpenOffice.org_project/411m6$Build-9775</meta:generator>
    <dc:date>2016-04-21T16:32:33.01</dc:date>
    <meta:editing-duration>PT26M58S</meta:editing-duration>
    <meta:editing-cycles>18</meta:editing-cycles>
    <meta:document-statistic meta:table-count="0" meta:image-count="0" meta:object-count="0" meta:page-count="1" meta:paragraph-count="19" meta:word-count="141" meta:character-count="1011"/>
  </office:meta>
</office:document-meta>
</file>